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38b" officeooo:paragraph-rsid="0009e38b"/>
    </style:style>
    <style:style style:name="P2" style:family="paragraph" style:parent-style-name="Standard">
      <style:paragraph-properties fo:text-align="center" style:justify-single-word="false"/>
      <style:text-properties officeooo:rsid="000bb2d0" officeooo:paragraph-rsid="000bb2d0"/>
    </style:style>
    <style:style style:name="P3" style:family="paragraph" style:parent-style-name="Standard">
      <style:paragraph-properties fo:text-align="start" style:justify-single-word="false"/>
      <style:text-properties officeooo:rsid="000bb2d0" officeooo:paragraph-rsid="000bb2d0"/>
    </style:style>
    <style:style style:name="P4" style:family="paragraph" style:parent-style-name="Standard">
      <style:paragraph-properties fo:text-align="start" style:justify-single-word="false"/>
      <style:text-properties officeooo:paragraph-rsid="000bb2d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bb2d0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bb2d0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52d6f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0152d6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bb2d0" officeooo:paragraph-rsid="00152d6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bb2d0" officeooo:paragraph-rsid="00152d6f"/>
    </style:style>
    <style:style style:name="P11" style:family="paragraph" style:parent-style-name="Standard">
      <style:paragraph-properties fo:text-align="start" style:justify-single-word="false"/>
      <style:text-properties officeooo:rsid="000bb2d0" officeooo:paragraph-rsid="000bb2d0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bb2d0" officeooo:paragraph-rsid="000bb2d0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d53a9" officeooo:paragraph-rsid="000d53a9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0f3b4f" officeooo:paragraph-rsid="000f3b4f"/>
    </style:style>
    <style:style style:name="T1" style:family="text">
      <style:text-properties officeooo:rsid="000bb2d0"/>
    </style:style>
    <style:style style:name="T2" style:family="text">
      <style:text-properties officeooo:rsid="00109901"/>
    </style:style>
    <style:style style:name="T3" style:family="text">
      <style:text-properties officeooo:rsid="0011ccc4"/>
    </style:style>
    <style:style style:name="T4" style:family="text">
      <style:text-properties officeooo:rsid="0011e3da"/>
    </style:style>
    <style:style style:name="T5" style:family="text">
      <style:text-properties officeooo:rsid="0011e5b2"/>
    </style:style>
    <style:style style:name="T6" style:family="text">
      <style:text-properties officeooo:rsid="00152d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L CH 1 &amp; 2</text:p>
      <text:p text:style-name="P4">Chapter 1:</text:p>
      <text:list xml:id="list3819390212" text:style-name="L1">
        <text:list-item>
          <text:p text:style-name="P5">Types of ML</text:p>
        </text:list-item>
      </text:list>
      <text:list xml:id="list2868463065" text:style-name="L2">
        <text:list-item>
          <text:p text:style-name="P7">Supervised <text:span text:style-name="T6">Learning – KNN, Linear regression(minimize cost function such as mean square error), logistic regression, SVMs, decision trees &amp; random forests, neural networks</text:span></text:p>
        </text:list-item>
        <text:list-item>
          <text:p text:style-name="P7">Unsupervised <text:span text:style-name="T1">Learning – clustering(k-means, hierarchical, expectation maximization), visualization and dimensionality reduction(PCA, kernel-PCA, Locally-Linear Embedding, t-distributed stochastic neighbor embedding), association rule learning(apriori, eclat)</text:span></text:p>
        </text:list-item>
        <text:list-item>
          <text:p text:style-name="P6">Batch and Online Learning</text:p>
        </text:list-item>
        <text:list-item>
          <text:p text:style-name="P9">Instance-Based – <text:span text:style-name="T6">system learns about data, then generalizes using a similarity measure</text:span></text:p>
        </text:list-item>
        <text:list-item>
          <text:p text:style-name="P9">Model-Based Learning – <text:span text:style-name="T6">learns a model from data, then makes predictions</text:span></text:p>
        </text:list-item>
      </text:list>
      <text:list xml:id="list124523638538353" text:continue-list="list3819390212" text:style-name="L1">
        <text:list-item>
          <text:p text:style-name="P10">Main Challenges – Not enough training data, non-representative data, poor data, poor features </text:p>
        </text:list-item>
      </text:list>
      <text:list xml:id="list912080664" text:style-name="L5">
        <text:list-item>
          <text:p text:style-name="P8"><text:span text:style-name="T1">overfitting - fixes: regularize, get more data, simplify the model)</text:span></text:p>
        </text:list-item>
        <text:list-item>
          <text:p text:style-name="P8"><text:span text:style-name="T1">underfitting - fixes: more complex model, better features, less regularization) </text:span></text:p>
        </text:list-item>
      </text:list>
      <text:list xml:id="list124524315861906" text:continue-list="list124523638538353" text:style-name="L1">
        <text:list-item>
          <text:p text:style-name="P5"><text:s/><text:span text:style-name="T1">Testing and Validation – set aside testing data (20%), avoid tuning hyperparameters on the test data, use validation data instead (20%)</text:span></text:p>
        </text:list-item>
      </text:list>
      <text:p text:style-name="P3">Chapter 2:</text:p>
      <text:list xml:id="list3383175607" text:style-name="L3">
        <text:list-item>
          <text:p text:style-name="P12">Analyze the problem</text:p>
        </text:list-item>
        <text:list-item>
          <text:p text:style-name="P12">Collect the data</text:p>
        </text:list-item>
        <text:list-item>
          <text:p text:style-name="P12">Visualize and explore the data</text:p>
        </text:list-item>
        <text:list-item>
          <text:p text:style-name="P12">Prepare and clean the data</text:p>
        </text:list-item>
        <text:list-item>
          <text:p text:style-name="P12">Select and train a model</text:p>
        </text:list-item>
        <text:list-item>
          <text:p text:style-name="P12">Tune the model</text:p>
        </text:list-item>
      </text:list>
      <text:p text:style-name="P3"/>
      <text:p text:style-name="P2">DL CH 1</text:p>
      <text:p text:style-name="P3">Chapter 1:</text:p>
      <text:list xml:id="list17670398" text:style-name="L4">
        <text:list-item>
          <text:p text:style-name="P13">Linear Algebra Review – scalars, vectors, matrices, tensors <text:span text:style-name="T2">(multidimensional array)</text:span>, hyperplanes, operations, solving systems of equations<text:span text:style-name="T3">(Ax = b)</text:span> </text:p>
        </text:list-item>
        <text:list-item>
          <text:p text:style-name="P13">Statistics Review – probability, conditional probabilities, <text:span text:style-name="T4">bayes’s theorem, </text:span>posterior probability, distributions<text:span text:style-name="T5">(normal, binomial, inverse gaussian, log normal)</text:span>, <text:span text:style-name="T5">central limit theorem(for sufficiently large sample sizes, the sampling distribution of the sample mean approximates the normal distribution), samples vs population, resampling methods(bootstrapping=sampling from a class-biased sample to produce a less biased sample, cross-validation=split the data into multiple subsets then train and rotate the validation sets among all trained models, average the score), selection bias, likelihood</text:span></text:p>
        </text:list-item>
        <text:list-item>
          <text:p text:style-name="P14">Key concepts – Regression, classification, clustering, underfitting and overfitting, optimization, convex optimization, gradient descent, stochastic gradient descent, quasi-newton optimization methods, generative vs discriminative models</text:p>
        </text:list-item>
        <text:list-item>
          <text:p text:style-name="P14">Logistic regression – the logistic function, understanding the output<text:span text:style-name="T6">(probability of belonging to a certain class)</text:span></text:p>
        </text:list-item>
        <text:list-item>
          <text:p text:style-name="P14">Evaluating models – <text:span text:style-name="T2">confusion matrix, precision(TP/(TP+FP)), accuracy, recall(TP/(TP+FN)), F1 score(harmonic mean of precision and recall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2:13:56.808898049</meta:creation-date>
    <dc:date>2019-01-15T12:45:22.236682706</dc:date>
    <meta:editing-duration>PT1H23M31S</meta:editing-duration>
    <meta:editing-cycles>4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26" meta:word-count="321" meta:character-count="2449" meta:non-whitespace-character-count="2160"/>
  </office:meta>
</office:document-meta>
</file>